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hat" table:style-name="ta1">
        <table:shapes>
          <draw:frame draw:z-index="0" draw:style-name="gr1" draw:text-style-name="P1" svg:width="611.77pt" svg:height="255.26pt" svg:x="236.44pt" svg:y="2.27pt">
            <loext:p draw:notify-on-update-of-ranges="hihat.E15:hihat.E15 hihat.A15:hihat.D15 hihat.E43:hihat.E43 hihat.A43:hihat.D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11.77pt" svg:height="255.26pt" svg:x="245.03pt" svg:y="326.81pt">
            <loext:p draw:notify-on-update-of-ranges="hihat.E16:hihat.E16 hihat.A16:hihat.D16 hihat.E44:hihat.E44 hihat.A44:hihat.D44 hihat.E44:hihat.E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ha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AVERAGE([.A3:.A14])" office:value-type="float" office:value="11.3333333333333" calcext:value-type="float">
            <text:p>11.3333333333</text:p>
          </table:table-cell>
          <table:table-cell table:formula="of:=AVERAGE([.B3:.B14])" office:value-type="float" office:value="17.9166666666667" calcext:value-type="float">
            <text:p>17.9166666667</text:p>
          </table:table-cell>
          <table:table-cell table:formula="of:=AVERAGE([.C3:.C14])" office:value-type="float" office:value="16.0833333333333" calcext:value-type="float">
            <text:p>16.0833333333</text:p>
          </table:table-cell>
          <table:table-cell table:formula="of:=AVERAGE([.D3:.D14])" office:value-type="float" office:value="15.9166666666667" calcext:value-type="float">
            <text:p>15.9166666667</text:p>
          </table:table-cell>
          <table:table-cell office:value-type="string" calcext:value-type="string">
            <text:p>Mittelwert HiHat</text:p>
          </table:table-cell>
        </table:table-row>
        <table:table-row table:style-name="ro1">
          <table:table-cell table:formula="of:=MEDIAN([.A3:.A14])" office:value-type="float" office:value="11.5" calcext:value-type="float">
            <text:p>11.5</text:p>
          </table:table-cell>
          <table:table-cell table:formula="of:=MEDIAN([.B3:.B14])" office:value-type="float" office:value="18" calcext:value-type="float">
            <text:p>18</text:p>
          </table:table-cell>
          <table:table-cell table:formula="of:=MEDIAN([.C3:.C14])" office:value-type="float" office:value="13.5" calcext:value-type="float">
            <text:p>13.5</text:p>
          </table:table-cell>
          <table:table-cell table:formula="of:=MEDIAN([.D3:.D14])" office:value-type="float" office:value="16" calcext:value-type="float">
            <text:p>16</text:p>
          </table:table-cell>
          <table:table-cell office:value-type="string" calcext:value-type="string">
            <text:p>Median HiHat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AVERAGE([.A30:.A41])" office:value-type="float" office:value="7.91666666666667" calcext:value-type="float">
            <text:p>7.9166666667</text:p>
          </table:table-cell>
          <table:table-cell table:formula="of:=AVERAGE([.B30:.B41])" office:value-type="float" office:value="22.75" calcext:value-type="float">
            <text:p>22.75</text:p>
          </table:table-cell>
          <table:table-cell table:formula="of:=AVERAGE([.C30:.C41])" office:value-type="float" office:value="24.5833333333333" calcext:value-type="float">
            <text:p>24.5833333333</text:p>
          </table:table-cell>
          <table:table-cell table:formula="of:=AVERAGE([.D30:.D41])" office:value-type="float" office:value="25.8333333333333" calcext:value-type="float">
            <text:p>25.8333333333</text:p>
          </table:table-cell>
          <table:table-cell office:value-type="string" calcext:value-type="string">
            <text:p>Mittelwert Bass</text:p>
          </table:table-cell>
        </table:table-row>
        <table:table-row table:style-name="ro1">
          <table:table-cell table:formula="of:=MEDIAN([.A30:.A41])" office:value-type="float" office:value="6.5" calcext:value-type="float">
            <text:p>6.5</text:p>
          </table:table-cell>
          <table:table-cell table:formula="of:=MEDIAN([.B30:.B41])" office:value-type="float" office:value="18.5" calcext:value-type="float">
            <text:p>18.5</text:p>
          </table:table-cell>
          <table:table-cell table:formula="of:=MEDIAN([.C30:.C41])" office:value-type="float" office:value="16.5" calcext:value-type="float">
            <text:p>16.5</text:p>
          </table:table-cell>
          <table:table-cell table:formula="of:=MEDIAN([.D30:.D41])" office:value-type="float" office:value="24" calcext:value-type="float">
            <text:p>24</text:p>
          </table:table-cell>
          <table:table-cell office:value-type="string" calcext:value-type="string">
            <text:p>Median B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0:46:32.5773119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0:59:45.278056342</dc:date>
    <meta:editing-duration>PT5M31S</meta:editing-duration>
    <meta:editing-cycles>2</meta:editing-cycles>
    <meta:generator>LibreOffice/5.1.6.2$Linux_X86_64 LibreOffice_project/10m0$Build-2</meta:generator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3cm" svg:height="9.006cm" xlink:href=".." xlink:type="simple" chart:class="chart:bar" chart:style-name="ch1">
        <chart:legend chart:legend-position="end" svg:x="18.394cm" svg:y="3.955cm" style:legend-expansion="high" chart:style-name="ch2"/>
        <chart:plot-area chart:style-name="ch3" table:cell-range-address="hihat.A15:hihat.E15 hihat.A43:hihat.E43" chart:data-source-has-labels="column" svg:x="0.431cm" svg:y="0.18cm" svg:width="17.532cm" svg:height="8.646cm">
          <chartooo:coordinate-region svg:x="1.052cm" svg:y="0.379cm" svg:width="16.91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hat.A15:hihat.D15" chart:label-cell-address="hihat.E15:hihat.E15" chart:class="chart:bar">
            <chart:data-point chart:repeated="4"/>
          </chart:series>
          <chart:series chart:style-name="ch8" chart:values-cell-range-address="hihat.A43:hihat.D43" chart:label-cell-address="hihat.E43:hihat.E4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ittelwert HiHat</text:p>
                <draw:g>
                  <svg:desc>hihat.E15:hihat.E15</svg:desc>
                </draw:g>
              </table:table-cell>
              <table:table-cell office:value-type="float" office:value="11.3333333333333">
                <text:p>11.3333333333333</text:p>
                <draw:g>
                  <svg:desc>hihat.A15:hihat.D15</svg:desc>
                </draw:g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15.9166666666667">
                <text:p>15.9166666666667</text:p>
              </table:table-cell>
            </table:table-row>
            <table:table-row>
              <table:table-cell office:value-type="string">
                <text:p>Mittelwert Bass</text:p>
                <draw:g>
                  <svg:desc>hihat.E43:hihat.E43</svg:desc>
                </draw:g>
              </table:table-cell>
              <table:table-cell office:value-type="float" office:value="7.91666666666667">
                <text:p>7.91666666666667</text:p>
                <draw:g>
                  <svg:desc>hihat.A43:hihat.D43</svg:desc>
                </draw:g>
              </table:table-cell>
              <table:table-cell office:value-type="float" office:value="22.75">
                <text:p>22.75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25.8333333333333">
                <text:p>25.8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3cm" svg:height="9.006cm" xlink:href=".." xlink:type="simple" chart:class="chart:bar" chart:style-name="ch1">
        <chart:legend chart:legend-position="end" svg:x="18.764cm" svg:y="3.955cm" style:legend-expansion="high" chart:style-name="ch2"/>
        <chart:plot-area chart:style-name="ch3" table:cell-range-address="hihat.A16:hihat.E16 hihat.A44:hihat.E44" chart:data-source-has-labels="column" svg:x="0.431cm" svg:y="0.18cm" svg:width="17.902cm" svg:height="8.646cm">
          <chartooo:coordinate-region svg:x="1.052cm" svg:y="0.379cm" svg:width="17.28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hat.A16:hihat.D16" chart:label-cell-address="hihat.E16:hihat.E16" chart:class="chart:bar">
            <chart:data-point chart:repeated="4"/>
          </chart:series>
          <chart:series chart:style-name="ch8" chart:values-cell-range-address="hihat.A44:hihat.D44" chart:label-cell-address="hihat.E44:hihat.E44" chart:class="chart:bar">
            <chart:data-point chart:repeated="4"/>
            <loext:propertry-mapping loext:property="BorderColor" loext:cell-range-address="hihat.E44:hihat.E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edian HiHat</text:p>
                <draw:g>
                  <svg:desc>hihat.E16:hihat.E16</svg:desc>
                </draw:g>
              </table:table-cell>
              <table:table-cell office:value-type="float" office:value="11.5">
                <text:p>11.5</text:p>
                <draw:g>
                  <svg:desc>hihat.A16:hihat.D16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edian Bass</text:p>
                <draw:g>
                  <svg:desc>hihat.E44:hihat.E44</svg:desc>
                </draw:g>
              </table:table-cell>
              <table:table-cell office:value-type="float" office:value="6.5">
                <text:p>6.5</text:p>
                <draw:g>
                  <svg:desc>hihat.A44:hihat.D44</svg:desc>
                </draw:g>
              </table:table-cell>
              <table:table-cell office:value-type="float" office:value="18.5">
                <text:p>18.5</text:p>
              </table:table-cell>
              <table:table-cell office:value-type="float" office:value="16.5">
                <text:p>16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hihat.E44:hihat.E4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